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C2736EF5FFBF2DE6.png" manifest:media-type="image/png"/>
  <manifest:file-entry manifest:full-path="Pictures/100002010000040000000300DBDAEE0C387C35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3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0.643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294cm" presentation:class="title">
          <draw:text-box>
            <text:p>BAT6</text:p>
          </draw:text-box>
        </draw:frame>
        <draw:frame presentation:style-name="pr2" draw:text-style-name="P1" draw:layer="layout" svg:width="8cm" svg:height="3.493cm" svg:x="-6.6cm" svg:y="-8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s is a test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llet point 1</text:p>
              </text:list-item>
              <text:list-item>
                <text:p>Bullet point 2</text:p>
                <text:list>
                  <text:list-item>
                    <text:p>Sub bullet point 1</text:p>
                    <text:list>
                      <text:list-item>
                        <text:p>Sub s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40000000300DBDAEE0C387C35FF.png" xlink:type="simple" xlink:show="embed" xlink:actuate="onLoad"/>
    <draw:fill-image draw:name="background" xlink:href="Pictures/100002010000040000000300C2736EF5FFBF2D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01cm" svg:y="0.29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03T21:26:45.074800286</dc:date>
    <meta:editing-duration>PT14M14S</meta:editing-duration>
    <meta:editing-cycles>4</meta:editing-cycles>
    <meta:document-statistic meta:object-count="40"/>
  </office:meta>
</office:document-meta>
</file>